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3809910372227949896"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241713061147768728"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2589073636926805493"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5962268001210297520"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4243584571734929461" text:style-name="L5">
        <text:list-item>
          <text:list>
            <text:list-header>
              <text:p text:style-name="P70">0.75 mile splits: 9:06, 9:24, 8:13</text:p>
              <text:p text:style-name="P70">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2 miles.</text:p>
      <text:p text:style-name="P40">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imes for ¼ mile runs: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51"/>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17T10:16:53.39</dc:date>
    <dc:creator>James Lombardi</dc:creator>
    <meta:editing-duration>P4DT18H52M56S</meta:editing-duration>
    <meta:editing-cycles>424</meta:editing-cycles>
    <meta:generator>OpenOffice/4.1.2$Win32 OpenOffice.org_project/412m3$Build-9782</meta:generator>
    <meta:document-statistic meta:table-count="0" meta:image-count="0" meta:object-count="0" meta:page-count="56" meta:paragraph-count="1520" meta:word-count="16736" meta:character-count="83136"/>
  </office:meta>
</office:document-meta>
</file>